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ScopeHolderImpl.ge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setParentDestructionCallbacks( Map destruction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setInScope( boolean in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getParentDestructionCallba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getParen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PipelineComponentScopeHol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ipelineComponentScopeHolderImpl.setBeans( Map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getDestructionCallba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setParentBeans( Map paren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getI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HolderImpl.setDestructionCallbacks( Map destruction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